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eehive-title">
      <style:graphic-properties draw:auto-grow-height="true" fo:min-height="3.5cm" loext:decorative="false"/>
      <style:paragraph-properties style:writing-mode="lr-tb"/>
    </style:style>
    <style:style style:name="pr2" style:family="presentation" style:parent-style-name="Beehive-subtitle">
      <style:graphic-properties draw:fill-color="#ffffff" draw:auto-grow-height="true" fo:min-height="2.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1-title">
      <style:graphic-properties fo:min-height="2.63cm" loext:decorative="false"/>
      <style:paragraph-properties style:writing-mode="lr-tb"/>
    </style:style>
    <style:style style:name="pr5" style:family="presentation" style:parent-style-name="Beehive1-outline1">
      <style:graphic-properties fo:min-height="9.135cm" loext:decorative="false"/>
      <style:paragraph-properties style:writing-mode="lr-tb"/>
    </style:style>
    <style:style style:name="pr6" style:family="presentation" style:parent-style-name="Beehive1-notes">
      <style:graphic-properties draw:fill-color="#ffffff" fo:min-height="14cm" loext:decorative="false"/>
      <style:paragraph-properties style:writing-mode="lr-tb"/>
    </style:style>
    <style:style style:name="pr7" style:family="presentation" style:parent-style-name="Beehive1-title">
      <style:graphic-properties draw:auto-grow-height="true" fo:min-height="2.5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draw:auto-grow-height="true" fo:min-height="2.63cm" loext:decorative="false"/>
      <style:paragraph-properties style:writing-mode="lr-tb"/>
    </style:style>
    <style:style style:name="pr11" style:family="presentation" style:parent-style-name="Beehive1-outline1">
      <style:graphic-properties fo:min-height="4.357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Cold Boot Attack on RISC-V</text:p>
          </draw:text-box>
        </draw:frame>
        <draw:frame presentation:style-name="pr2" draw:text-style-name="P2" draw:layer="layout" svg:width="25cm" svg:height="2.5cm" svg:x="1.5cm" svg:y="9.5cm" presentation:class="subtitle" presentation:user-transformed="true">
          <draw:text-box>
            <text:p text:style-name="P1">Gabriel Bauer</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is is a very technical talk...</text:p>
          </draw:text-box>
        </draw:frame>
        <draw:frame presentation:style-name="pr5" draw:layer="layout" svg:width="25.199cm" svg:height="9.134cm" svg:x="1.4cm" svg:y="3.685cm" presentation:class="outline" presentation:user-transformed="true">
          <draw:text-box>
            <text:list text:style-name="L2">
              <text:list-item>
                <text:p>Given that I have a limited amount of time to speak on this matter, for the sake of brevity, I will not be able to cover many definitions for the audience. Therefore, I expect listeners to be already familiar with a number of concepts. These include:</text:p>
                <text:list>
                  <text:list-item>
                    <text:p>What an ISA and RISC-V are…</text:p>
                  </text:list-item>
                  <text:list-item>
                    <text:p>What UEFI is…</text:p>
                  </text:list-item>
                  <text:list-item>
                    <text:p>What encryption and AES (the Advanced Encryption Standard) are..</text:p>
                    <text:list>
                      <text:list-item>
                        <text:p>What a key schedule is</text:p>
                      </text:list-item>
                    </text:list>
                  </text:list-item>
                  <text:list-item>
                    <text:p>What virtual machines and QEMU are…</text:p>
                  </text:list-item>
                  <text:list-item>
                    <text:p>What the C, Rust, and Python programming languages are…</text:p>
                  </text:list-item>
                  <text:list-item>
                    <text:p>Basic computer terminology</text:p>
                  </text:list-item>
                </text:list>
              </text:list-item>
              <text:list-item>
                <text:p>If you are unfamiliar with these concepts, please research them or ask about them <text:span text:style-name="T1">after</text:span> the presentation</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cm" svg:height="2.5cm" svg:x="1.5cm" svg:y="0.5cm" presentation:class="title" presentation:user-transformed="true">
          <draw:text-box>
            <text:p>What is a Cold Boot Attack</text:p>
          </draw:text-box>
        </draw:frame>
        <draw:frame presentation:style-name="pr8" draw:layer="layout" svg:width="25cm" svg:height="9cm" svg:x="1.5cm" svg:y="3.5cm" presentation:class="outline" presentation:user-transformed="true">
          <draw:text-box>
            <text:list text:style-name="L2">
              <text:list-header>
                <text:p>Wikipedia defines a Cold Boot Attack as follows…</text:p>
                <text:p>“In computer security, a <text:span text:style-name="T2">cold boot attack</text:span> (or to a lesser extent, a <text:span text:style-name="T2">platform reset attack</text:span>) is a type of side channel attack in which an attacker with physical access to a computer performs a memory dump of a computer's random-access memory (RAM) by performing a hard reset of the target machine. Typically, cold boot attacks are used for retrieving encryption keys from a running operating system for malicious or criminal investigative reasons. The attack relies on the data remanence property of DRAM and SRAM to retrieve memory contents that remain readable in the seconds to minutes following a power switch-off”</text:p>
              </text:list-header>
            </text:list>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What is a Cold Boot Attack? Pt. 2</text:p>
          </draw:text-box>
        </draw:frame>
        <draw:frame presentation:style-name="pr5" draw:layer="layout" svg:width="25.199cm" svg:height="7.745cm" svg:x="1.4cm" svg:y="3.685cm" presentation:class="outline" presentation:user-transformed="true">
          <draw:text-box>
            <text:list text:style-name="L2">
              <text:list-header>
                <text:p>The article further states…</text:p>
                <text:p>“An attacker with physical access to a running computer typically executes a cold boot attack by cold-booting the machine and booting a lightweight operating system from a removable disk to dump the contents of pre-boot physical memory to a file.”</text:p>
              </text:list-header>
            </text:list>
          </draw:text-box>
        </draw:frame>
        <draw:frame presentation:style-name="pr11" draw:layer="layout" svg:width="25.199cm" svg:height="0.747cm" svg:x="1.4cm" svg:y="12.065cm" presentation:class="outline" presentation:user-transformed="true">
          <draw:text-box>
            <text:list text:style-name="L2">
              <text:list-header>
                <text:p><text:a xlink:href="https://en.wikipedia.org/wiki/Cold_boot_attack" xlink:type="simple">https://en.wikipedia.org/wiki/Cold_boot_attack</text:a></text:p>
              </text:list-header>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is Cold Booting?</text:p>
          </draw:text-box>
        </draw:frame>
        <draw:frame presentation:style-name="pr5" draw:layer="layout" svg:width="25.199cm" svg:height="9.134cm" svg:x="1.4cm" svg:y="3.685cm" presentation:class="outline" presentation:user-transformed="true">
          <draw:text-box>
            <text:list text:style-name="L2">
              <text:list-item>
                <text:p>Cold Booting involves freezing a devices RAM modules to a point where the data on the modules can be preserved for a longer period of time, allowing the attacker the dump the contents of RAM to a file or files for further forensic purpose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y perform this attack?</text:p>
          </draw:text-box>
        </draw:frame>
        <draw:frame presentation:style-name="pr5" draw:layer="layout" svg:width="25.199cm" svg:height="9.134cm" svg:x="1.4cm" svg:y="3.685cm" presentation:class="outline" presentation:user-transformed="true">
          <draw:text-box>
            <text:list text:style-name="L2">
              <text:list-item>
                <text:p>Most of the research on Cold Boot Attacks have been done on processors belonging to the x86 and ARM family ISAs</text:p>
              </text:list-item>
              <text:list-item>
                <text:p>Many companies in this sphere have developed techniques and mitigations of greater or lesser effectiveness to prevent these kinds of attacks from occurring</text:p>
              </text:list-item>
              <text:list-item>
                <text:p>RISC-V is a young and under-researched platform, likely still lacking many of the developed mitigations present on the other more mature, and better researched platforms</text:p>
              </text:list-item>
              <text:list-item>
                <text:p>The goal of this attack is to demonstrate why this still might be a problem on this young architecture and why companies need to take the development of effective mitigations seriously. I can discuss some of the developed mitigations in more detail later and give my opinions on the various approaches if asked after the presentation</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What did I need to develop in order to perform this attack?</text:p>
          </draw:text-box>
        </draw:frame>
        <draw:frame presentation:style-name="pr5" draw:layer="layout" svg:width="25.199cm" svg:height="9.134cm" svg:x="1.4cm" svg:y="3.685cm" presentation:class="outline">
          <draw:text-box>
            <text:list text:style-name="L3">
              <text:list-item>
                <text:p>A bootable UEFI application which can dump the contents of a RISC-V computer’s RAM to a number of files (file size is limited to 4GB on a FAT32 partition)</text:p>
              </text:list-item>
              <text:list-item>
                <text:p>A tool which can stitch together the dumped files in the correct order into one contiguous file</text:p>
              </text:list-item>
              <text:list-item>
                <text:p>A tool which can find encryption schedules in memory and dump the potential encryption keys to files in a new directory</text:p>
              </text:list-item>
              <text:list-item>
                <text:p>A script which can take the files in the new dump directory and attempt to decrypt the drive using the aforementioned keys</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are some potential complications?</text:p>
          </draw:text-box>
        </draw:frame>
        <draw:frame presentation:style-name="pr5" draw:layer="layout" svg:width="25.199cm" svg:height="9.134cm" svg:x="1.4cm" svg:y="3.685cm" presentation:class="outline">
          <draw:text-box>
            <text:list text:style-name="L2">
              <text:list-item>
                <text:p>The top complication is bit rot. Bit rot is the process by which data in the RAM can become corrupted by bits flipping from 0 to 1 or 1 to 0, meaning that a traditional application to find AES (Advanced Encryption Standard) key schedules would be unable to find the given keys by calculations not matching.</text:p>
              </text:list-item>
              <text:list-item>
                <text:p>Even if it were able to find the correct keys, these keys would likely be corrupted themselves and would be unable to decrypt the encrypted driv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Are there any solutions?</text:p>
          </draw:text-box>
        </draw:frame>
        <draw:frame presentation:style-name="pr5" draw:layer="layout" svg:width="25.199cm" svg:height="7.745cm" svg:x="1.4cm" svg:y="3.685cm" presentation:class="outline" presentation:user-transformed="true">
          <draw:text-box>
            <text:list text:style-name="L2">
              <text:list-item>
                <text:p>Yes! Through a concept called Hamming Distance.</text:p>
              </text:list-item>
              <text:list-item>
                <text:p>ScienceDirect defines Hamming Distance as follows…</text:p>
                <text:p>“Consider the set of all strings of a length n, where n is an integer. The Hamming distance between two strings is the number of places in which the two strings differ. For example, suppose n = 4 and we consider the words “jazz” and “fizz.” The Hamming distance between these two strings is 2.”</text:p>
              </text:list-item>
            </text:list>
          </draw:text-box>
        </draw:frame>
        <draw:frame presentation:style-name="pr11" draw:layer="layout" svg:width="25.199cm" svg:height="0.747cm" svg:x="1.4cm" svg:y="12.065cm" presentation:class="outline" presentation:user-transformed="true">
          <draw:text-box>
            <text:list text:style-name="L2">
              <text:list-header>
                <text:p><text:a xlink:href="https://www.sciencedirect.com/topics/computer-science/hamming-distance" xlink:type="simple">https://www.sciencedirect.com/topics/computer-science/hamming-distance</text:a></text:p>
              </text:list-header>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How does this help?</text:p>
          </draw:text-box>
        </draw:frame>
        <draw:frame presentation:style-name="pr5" draw:layer="layout" svg:width="25.199cm" svg:height="9.134cm" svg:x="1.4cm" svg:y="3.685cm" presentation:class="outline">
          <draw:text-box>
            <text:list text:style-name="L2">
              <text:list-item>
                <text:p>We can set a maximum Hamming distance between the original <text:span text:style-name="T1">potentially corrupted</text:span> key, and a potentially <text:span text:style-name="T3">reconstructed</text:span> key.</text:p>
              </text:list-item>
              <text:list-item>
                <text:p>We can flip a number of bits within a copy of the originally potentially corrupted key and calculate a new key schedule. We then calculate the Hamming distance between our new potentially reconstructed key and schedule against the original. And if it falls within the given distance, we have likely reconstructed our key!!</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UEFI Application</text:p>
          </draw:text-box>
        </draw:frame>
        <draw:frame presentation:style-name="pr5" draw:layer="layout" svg:width="25.199cm" svg:height="9.134cm" svg:x="1.4cm" svg:y="3.685cm" presentation:class="outline" presentation:user-transformed="true">
          <draw:text-box>
            <text:list text:style-name="L2">
              <text:list-item>
                <text:p>Documentation for the reference UEFI implementation called EDKII TianoCore is limited</text:p>
              </text:list-item>
              <text:list-item>
                <text:p>It is generally my opinion that LLMs (aka AI) are not very good at writing good and secure code, and only get worse as codebases grow. They are also generally not great at fixing bugs</text:p>
              </text:list-item>
              <text:list-item>
                <text:p>That being said, I used an LLM to help me figure out how to accomplish certain tasks related to my UEFI application, as it could read the codebase far quicker than I could and find out how to do a couple of things I needed help solving. I then had to fix some of its work and integrate the various pieces together to work in concert and achieve the desired task</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finder/reconstruction tool</text:p>
          </draw:text-box>
        </draw:frame>
        <draw:frame presentation:style-name="pr5" draw:layer="layout" svg:width="25.199cm" svg:height="9.134cm" svg:x="1.4cm" svg:y="3.685cm" presentation:class="outline" presentation:user-transformed="true">
          <draw:text-box>
            <text:list text:style-name="L2">
              <text:list-item>
                <text:p>I started off by running a test in QEMU and using QEMU’s pmemsave command to dump the virtual machine’s RAM contents to a file</text:p>
              </text:list-item>
              <text:list-item>
                <text:p>I used a public domain tool in C called findaes to see if it could find the encryption keys, and it did</text:p>
              </text:list-item>
              <text:list-item>
                <text:p>Given that Rust has a lot of higher level abstractions that C does not provide, I decided to re-write the existing code in Rust (and tested it)</text:p>
              </text:list-item>
              <text:list-item>
                <text:p>Later, I forked my own re-write (findaes-rs) to add the capability of attempting to reconstruct potentially correpted keys and key schedules</text:p>
              </text:list-item>
              <text:list-item>
                <text:p>Finally, in the fork of my re-write, instead of simply printing out the keys and schedules to the console, I instead had the user point to an empty directory wherein the application would write all potential master key files (involving two keys) into the directory. This would generate n-factorial files, where n is the number of potential keys found</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trying script</text:p>
          </draw:text-box>
        </draw:frame>
        <draw:frame presentation:style-name="pr5" draw:layer="layout" svg:width="25.199cm" svg:height="9.134cm" svg:x="1.4cm" svg:y="3.685cm" presentation:class="outline" presentation:user-transformed="true">
          <draw:text-box>
            <text:list text:style-name="L2">
              <text:list-item>
                <text:p>I wrote a simple script in Python which takes two arguments:</text:p>
                <text:list>
                  <text:list-item>
                    <text:p>A folder with potential master key files</text:p>
                  </text:list-item>
                  <text:list-item>
                    <text:p>The location of the drive to be decrypted</text:p>
                  </text:list-item>
                </text:list>
              </text:list-item>
              <text:list-item>
                <text:p>The script then tries every file in the directory (aka folder) with a command that decrypts drives, and exits when the drive has been successfully decrypted, or all potential keys have been unsuccessfully tried</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0T12:38:21.048279725</meta:creation-date>
    <meta:editing-duration>PT10M2S</meta:editing-duration>
    <meta:editing-cycles>3</meta:editing-cycles>
    <meta:generator>LibreOffice/24.2.7.2$Linux_X86_64 LibreOffice_project/420$Build-2</meta:generator>
    <dc:title>Beehive</dc:title>
    <dc:date>2025-12-20T13:56:51.407806321</dc:date>
    <meta:document-statistic meta:object-count="190"/>
  </office:meta>
</office:document-meta>
</file>